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1" svg:font-family="mono" style:font-pitch="fixed"/>
    <style:font-face style:name="Nimbus Sans2" svg:font-family="'Nimbus Sans'" style:font-pitch="variable"/>
    <style:font-face style:name="mono" svg:font-family="mono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imbus Sans1" svg:font-family="'Nimbus Sans'" style:font-family-generic="swiss" style:font-pitch="variable"/>
    <style:font-face style:name="Nimbus Sans3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0c2cd" draw:fill-color="#e0c2cd" draw:textarea-horizontal-align="justify" draw:textarea-vertical-align="middle" draw:auto-grow-height="false" fo:min-height="0.45cm" fo:min-width="16.6cm"/>
    </style:style>
    <style:style style:name="gr2" style:family="graphic" style:parent-style-name="standard">
      <style:graphic-properties svg:stroke-color="#81d41a" draw:fill-color="#81d41a" draw:textarea-horizontal-align="justify" draw:textarea-vertical-align="middle" draw:auto-grow-height="false" fo:min-height="0.35cm" fo:min-width="3.2cm"/>
    </style:style>
    <style:style style:name="gr3" style:family="graphic" style:parent-style-name="standard">
      <style:graphic-properties svg:stroke-color="#ffbf00" svg:stroke-opacity="100%" draw:fill-color="#ffbf00" draw:textarea-horizontal-align="justify" draw:textarea-vertical-align="middle" draw:auto-grow-height="false" fo:min-height="0.35cm" fo:min-width="3.2cm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45cm" fo:min-width="1.3cm"/>
    </style:style>
    <style:style style:name="gr7" style:family="graphic" style:parent-style-name="standard">
      <style:graphic-properties svg:stroke-color="#e0c2cd" draw:fill-color="#e0c2cd" draw:textarea-horizontal-align="justify" draw:textarea-vertical-align="middle" draw:auto-grow-height="false" fo:min-height="0.616cm" fo:min-width="12.362cm"/>
    </style:style>
    <style:style style:name="gr8" style:family="graphic" style:parent-style-name="standard">
      <style:graphic-properties svg:stroke-color="#81d41a" draw:fill-color="#81d41a" draw:textarea-horizontal-align="justify" draw:textarea-vertical-align="middle" draw:auto-grow-height="false" fo:min-height="0.3cm" fo:min-width="9.503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482cm" fo:min-width="8.266cm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629cm" fo:min-width="0cm" fo:padding-top="0.142cm" fo:padding-bottom="0.142cm" fo:padding-left="0.267cm" fo:padding-right="0.267cm"/>
    </style:style>
    <style:style style:name="gr12" style:family="graphic" style:parent-style-name="standard">
      <style:graphic-properties svg:stroke-width="0.106cm" svg:stroke-color="#81d41a" draw:marker-start-width="0.359cm" draw:marker-end-width="0.359cm" svg:stroke-opacity="20%" draw:fill="none" draw:opacity="100%" draw:textarea-horizontal-align="justify" draw:textarea-vertical-align="middle" draw:auto-grow-height="false" fo:min-height="6.434cm" fo:min-width="9.366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81d41a" draw:marker-start-width="0.359cm" draw:marker-end-width="0.359cm" svg:stroke-opacity="20%" draw:fill="none" draw:opacity="100%" draw:textarea-horizontal-align="justify" draw:textarea-vertical-align="middle" draw:auto-grow-height="false" fo:min-height="3.038cm" fo:min-width="3.85cm" fo:padding-top="0.178cm" fo:padding-bottom="0.178cm" fo:padding-left="0.303cm" fo:padding-right="0.303cm"/>
    </style:style>
    <style:style style:name="gr14" style:family="graphic" style:parent-style-name="objectwithoutfill">
      <style:graphic-properties svg:stroke-color="#ff8000" draw:marker-end="Arrow" draw:marker-end-width="0.3cm" draw:fill="solid" draw:textarea-vertical-align="middle"/>
    </style:style>
    <style:style style:name="gr15" style:family="graphic" style:parent-style-name="objectwithoutfill">
      <style:graphic-properties svg:stroke-color="#000000" draw:fill="solid" draw:fill-color="#ffffff" draw:textarea-vertical-align="middle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222cm" fo:min-width="1.691cm"/>
    </style:style>
    <style:style style:name="gr17" style:family="graphic" style:parent-style-name="standard">
      <style:graphic-properties svg:stroke-color="#ed4c05" draw:fill-color="#ffffff" draw:textarea-horizontal-align="justify" draw:textarea-vertical-align="middle" draw:auto-grow-height="false" fo:min-height="0.223cm" fo:min-width="1.693cm"/>
    </style:style>
    <style:style style:name="gr18" style:family="graphic" style:parent-style-name="objectwithoutfill">
      <style:graphic-properties svg:stroke-color="#ed4c05" draw:fill="solid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1.271cm"/>
    </style:style>
    <style:style style:name="gr20" style:family="graphic" style:parent-style-name="standard">
      <style:graphic-properties draw:stroke="none" svg:stroke-color="#000000" draw:fill="none" draw:fill-color="#ffffff" fo:min-height="0.736cm"/>
    </style:style>
    <style:style style:name="gr21" style:family="graphic" style:parent-style-name="standard">
      <style:graphic-properties svg:stroke-width="0.106cm" svg:stroke-color="#ff8000" draw:marker-start-width="0.359cm" draw:marker-end-width="0.359cm" svg:stroke-opacity="20%" draw:fill="none" draw:opacity="100%" draw:textarea-horizontal-align="justify" draw:textarea-vertical-align="middle" draw:auto-grow-height="false" fo:min-height="6.434cm" fo:min-width="9.366cm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svg:stroke-color="#ff8000" draw:marker-start-width="0.359cm" draw:marker-end-width="0.359cm" svg:stroke-opacity="20%" draw:fill="none" draw:opacity="100%" draw:textarea-horizontal-align="justify" draw:textarea-vertical-align="middle" draw:auto-grow-height="false" fo:min-height="3.038cm" fo:min-width="3.85cm" fo:padding-top="0.178cm" fo:padding-bottom="0.178cm" fo:padding-left="0.303cm" fo:padding-right="0.303cm"/>
    </style:style>
    <style:style style:name="gr23" style:family="graphic" style:parent-style-name="objectwithoutfill">
      <style:graphic-properties svg:stroke-color="#81d41a" draw:marker-end="Arrow" draw:marker-end-width="0.3cm" draw:fill="solid" draw:textarea-vertical-align="middle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.45cm" fo:min-width="1.254cm"/>
    </style:style>
    <style:style style:name="P1" style:family="paragraph">
      <style:paragraph-properties fo:text-align="center"/>
    </style:style>
    <style:style style:name="P2" style:family="paragraph">
      <loext:graphic-properties draw:fill-color="#e0c2cd"/>
      <style:paragraph-properties fo:text-align="center"/>
    </style:style>
    <style:style style:name="P3" style:family="paragraph">
      <loext:graphic-properties draw:fill-color="#81d41a"/>
      <style:paragraph-properties fo:text-align="center"/>
    </style:style>
    <style:style style:name="P4" style:family="paragraph">
      <loext:graphic-properties draw:fill-color="#ffbf00"/>
      <style:paragraph-properties fo:text-align="center"/>
    </style:style>
    <style:style style:name="P5" style:family="paragraph">
      <loext:graphic-properties draw:fill="solid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81d41a"/>
      <style:paragraph-properties fo:text-align="center"/>
      <style:text-properties style:font-name="mono1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opacity="100%"/>
      <style:paragraph-properties fo:text-align="center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start"/>
    </style:style>
    <style:style style:name="P16" style:family="paragraph">
      <loext:graphic-properties draw:fill-color="#e0c2cd"/>
      <style:paragraph-properties fo:text-align="start"/>
    </style:style>
    <style:style style:name="T1" style:family="text">
      <style:text-properties style:text-outline="false" style:text-line-through-style="none" style:text-line-through-type="none" style:font-name="Nimbus Sans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imbus Sans3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mono1"/>
    </style:style>
    <style:style style:name="T5" style:family="text">
      <style:text-properties fo:color="#c9211e" style:font-name="mono1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1cm" svg:height="0.7cm" svg:x="2.8cm" svg:y="0.9cm">
          <text:p text:style-name="P1"><text:span text:style-name="T1">AC</text:span><text:span text:style-name="T1">EA</text:span><text:span text:style-name="T1">10</text:span><text:span text:style-name="T1">16</text:span><text:span text:style-name="T1">-</text:span><text:span text:style-name="T1">14</text:span><text:span text:style-name="T1">_A</text:span><text:span text:style-name="T1">phi</text:span><text:span text:style-name="T1">s_</text:span><text:span text:style-name="T1">spi</text:span><text:span text:style-name="T1">ra</text:span><text:span text:style-name="T1">ec</text:span><text:span text:style-name="T1">ola</text:span><text:span text:style-name="T1">_B</text:span><text:span text:style-name="T1">OL</text:span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7cm" svg:height="0.6cm" svg:x="4.8cm" svg:y="3.2cm">
          <text:p text:style-name="P1"><text:span text:style-name="T1">Ar</text:span><text:span text:style-name="T1">F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3.7cm" svg:height="0.6cm" svg:x="12.1cm" svg:y="3.2cm">
          <text:p text:style-name="P1"><text:span text:style-name="T1">A</text:span><text:span text:style-name="T1">r</text:span><text:span text:style-name="T1">R</text:span><text:span text:style-name="T1">5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8.5cm" svg:y1="3.5cm" svg:x2="12.1cm" svg:y2="3.5cm" draw:start-shape="id1" draw:start-glue-point="1" draw:end-shape="id2" draw:end-glue-point="3" svg:d="M8500 3500h3600" svg:viewBox="0 0 3601 1">
          <text:p text:style-name="P1"><text:span text:style-name="T2">Amplicon</text:span></text:p>
        </draw:connector>
        <draw:line draw:style-name="gr5" draw:text-style-name="P6" draw:layer="layout" svg:x1="4.8cm" svg:y1="1.6cm" svg:x2="4.8cm" svg:y2="6.3cm">
          <text:p/>
        </draw:line>
        <draw:custom-shape draw:style-name="gr6" draw:text-style-name="P7" draw:layer="layout" svg:width="1.8cm" svg:height="0.7cm" svg:x="4.8cm" svg:y="5.6cm">
          <text:p text:style-name="P1"><text:span text:style-name="T3">F_pos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7.5cm" svg:y1="17.9cm" svg:x2="7.5cm" svg:y2="21cm">
          <text:p/>
        </draw:line>
        <draw:custom-shape draw:style-name="gr6" draw:text-style-name="P7" draw:layer="layout" svg:width="1.8cm" svg:height="0.7cm" svg:x="7.5cm" svg:y="17.8cm">
          <text:p text:style-name="P1"><text:span text:style-name="T3">R_po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2.862cm" svg:height="0.866cm" svg:x="1cm" svg:y="10.734cm">
          <text:p text:style-name="P1">.<text:span text:style-name="T4">..</text:span><text:span text:style-name="T5">TG</text:span><text:span text:style-name="T4">TCCAGATATATCTTTTCCACGATTAAAT...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.003cm" svg:height="0.55cm" svg:x="0.967cm" svg:y="11.42cm">
          <text:p text:style-name="P1"><text:span text:style-name="T5">CG</text:span><text:span text:style-name="T4">IGGICTRTAYMGIAARGGIG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8.766cm" svg:height="1.732cm" svg:x="1.824cm" svg:y="13.308cm">
          <text:p text:style-name="P9"><text:span text:style-name="T6">Missmatch </text:span><text:span text:style-name="T6">loc = 22</text:span></text:p>
          <text:p text:style-name="P9"><text:span text:style-name="T6">Missmatch </text:span><text:span text:style-name="T6">type = ‘GG’ </text:span></text:p>
          <text:p text:style-name="P9"><text:span text:style-name="T6">Missmatch </text:span><text:span text:style-name="T6">base = ‘Pur-</text:span><text:span text:style-name="T6">Pur’ </text:span>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2.301cm" svg:y1="11.892cm" svg:x2="4.206cm" svg:y2="13.387cm">
          <text:p/>
        </draw:line>
        <draw:custom-shape draw:style-name="gr11" draw:text-style-name="P11" draw:layer="layout" svg:width="0.476cm" svg:height="0.913cm" svg:x="1.924cm" svg:y="10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5" draw:id="id5" draw:layer="layout" svg:width="14.1cm" svg:height="9.6cm" svg:x="0.3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6.3cm" svg:height="4.8cm" svg:x="3.1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6" draw:layer="layout" draw:type="curve" svg:x1="17.2cm" svg:y1="2.9cm" svg:x2="18.236cm" svg:y2="18.505cm" draw:start-shape="id3" draw:start-glue-point="10" draw:end-shape="id4" draw:end-glue-point="11" svg:d="M17200 2900c691 0 1036 5201 1036 15605" svg:viewBox="0 0 1037 15606">
          <text:p/>
        </draw:connector>
        <draw:line draw:style-name="gr15" draw:text-style-name="P13" draw:layer="layout" svg:x1="1.729cm" svg:y1="11.026cm" svg:x2="1.729cm" svg:y2="9.846cm">
          <text:p/>
        </draw:line>
        <draw:line draw:style-name="gr15" draw:text-style-name="P13" draw:layer="layout" svg:x1="1.729cm" svg:y1="9.846cm" svg:x2="10.113cm" svg:y2="9.846cm">
          <text:p/>
        </draw:line>
        <draw:line draw:style-name="gr5" draw:text-style-name="P6" draw:layer="layout" svg:x1="10.113cm" svg:y1="11.184cm" svg:x2="10.113cm" svg:y2="9.846cm">
          <text:p/>
        </draw:line>
        <draw:custom-shape draw:style-name="gr16" draw:text-style-name="P7" draw:layer="layout" svg:width="2.191cm" svg:height="0.472cm" svg:x="5.254cm" svg:y="9.374cm">
          <text:p text:style-name="P1"><text:span text:style-name="T3">MismFT = 2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193cm" svg:height="0.473cm" svg:x="7.921cm" svg:y="10.003cm">
          <text:p text:style-name="P1"><text:span text:style-name="T3">MismFN6 = 0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10.113cm" svg:y1="10.947cm" svg:x2="10.113cm" svg:y2="10.475cm">
          <text:p/>
        </draw:line>
        <draw:line draw:style-name="gr18" draw:text-style-name="P6" draw:layer="layout" svg:x1="7.922cm" svg:y1="10.868cm" svg:x2="7.922cm" svg:y2="10.475cm">
          <text:p/>
        </draw:line>
        <draw:frame draw:style-name="gr19" draw:text-style-name="P14" draw:layer="layout" svg:width="4.3cm" svg:height="1.521cm" svg:x="0.7cm" svg:y="0.879cm">
          <draw:text-box>
            <text:p>-2|-1|0|1|2</text:p>
          </draw:text-box>
        </draw:frame>
        <draw:frame draw:style-name="gr20" draw:text-style-name="P14" draw:layer="layout" svg:width="0.8cm" svg:height="0.986cm" svg:x="9.8cm" svg:y="12cm">
          <draw:text-box>
            <text:p>1</text:p>
          </draw:text-box>
        </draw:frame>
        <draw:frame draw:style-name="gr20" draw:text-style-name="P14" draw:layer="layout" svg:width="1.6cm" svg:height="0.986cm" svg:x="1.1cm" svg:y="11.9cm">
          <draw:text-box>
            <text:p>23</text:p>
          </draw:text-box>
        </draw:frame>
        <draw:custom-shape draw:style-name="gr7" draw:text-style-name="P16" draw:layer="layout" svg:width="12.862cm" svg:height="0.866cm" svg:x="6.9cm" svg:y="20.034cm">
          <text:p text:style-name="P15">..<text:span text:style-name="T4">CCAGTTCTAGCTGGTGCTATTAC...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.003cm" svg:height="0.55cm" svg:x="6.867cm" svg:y="20.72cm">
          <text:p text:style-name="P1"><text:span text:style-name="T4">GGICAIRAICGICCICGITART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2" xml:id="id4" draw:id="id4" draw:layer="layout" svg:width="14.1cm" svg:height="9.6cm" svg:x="6.2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3" draw:layer="layout" svg:x1="7.629cm" svg:y1="20.326cm" svg:x2="7.629cm" svg:y2="19.146cm">
          <text:p/>
        </draw:line>
        <draw:line draw:style-name="gr15" draw:text-style-name="P13" draw:layer="layout" svg:x1="7.629cm" svg:y1="19.146cm" svg:x2="16.013cm" svg:y2="19.146cm">
          <text:p/>
        </draw:line>
        <draw:line draw:style-name="gr5" draw:text-style-name="P6" draw:layer="layout" svg:x1="16.013cm" svg:y1="20.484cm" svg:x2="16.013cm" svg:y2="19.146cm">
          <text:p/>
        </draw:line>
        <draw:custom-shape draw:style-name="gr16" draw:text-style-name="P7" draw:layer="layout" svg:width="2.191cm" svg:height="0.472cm" svg:x="11.154cm" svg:y="18.674cm">
          <text:p text:style-name="P1"><text:span text:style-name="T3">MismRT = 0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193cm" svg:height="0.473cm" svg:x="13.821cm" svg:y="19.303cm">
          <text:p text:style-name="P1"><text:span text:style-name="T3">MismRN6 = 0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16.013cm" svg:y1="20.247cm" svg:x2="16.013cm" svg:y2="19.775cm">
          <text:p/>
        </draw:line>
        <draw:line draw:style-name="gr18" draw:text-style-name="P6" draw:layer="layout" svg:x1="13.822cm" svg:y1="20.168cm" svg:x2="13.822cm" svg:y2="19.775cm">
          <text:p/>
        </draw:line>
        <draw:frame draw:style-name="gr20" draw:text-style-name="P14" draw:layer="layout" svg:width="0.8cm" svg:height="0.986cm" svg:x="15.7cm" svg:y="21.3cm">
          <draw:text-box>
            <text:p>1</text:p>
          </draw:text-box>
        </draw:frame>
        <draw:frame draw:style-name="gr20" draw:text-style-name="P14" draw:layer="layout" svg:width="1.6cm" svg:height="0.986cm" svg:x="7cm" svg:y="21.2cm">
          <draw:text-box>
            <text:p>23</text:p>
          </draw:text-box>
        </draw:frame>
        <draw:custom-shape draw:style-name="gr22" draw:text-style-name="P12" xml:id="id3" draw:id="id3" draw:layer="layout" svg:width="6.3cm" svg:height="4.8cm" svg:x="10.9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6" draw:layer="layout" draw:type="curve" draw:line-skew="0.812cm" svg:x1="3.026cm" svg:y1="2.6cm" svg:x2="0.3cm" svg:y2="12.6cm" draw:end-shape="id5" draw:end-glue-point="6" svg:d="M3026 2600c-3702 0-2339 10000-2726 10000" svg:viewBox="0 0 2727 10001">
          <text:p/>
        </draw:connector>
        <draw:custom-shape draw:style-name="gr24" draw:text-style-name="P7" draw:layer="layout" svg:width="1.754cm" svg:height="0.7cm" svg:x="1.6cm" svg:y="8cm">
          <text:p text:style-name="P1"><text:span text:style-name="T3">F_p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.6cm" svg:y1="8.1cm" svg:x2="1.6cm" svg:y2="11.7cm">
          <text:p/>
        </draw:line>
        <draw:frame draw:style-name="gr19" draw:text-style-name="P14" draw:layer="layout" svg:width="4.3cm" svg:height="1.521cm" svg:x="17.29cm" svg:y="0.879cm">
          <draw:text-box>
            <text:p>657|658|65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1" svg:font-family="mono" style:font-pitch="fixed"/>
    <style:font-face style:name="Nimbus Sans2" svg:font-family="'Nimbus Sans'" style:font-pitch="variable"/>
    <style:font-face style:name="mono" svg:font-family="mono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imbus Sans1" svg:font-family="'Nimbus Sans'" style:font-family-generic="swiss" style:font-pitch="variable"/>
    <style:font-face style:name="Nimbus Sans3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s" fo:country="ES" style:font-name-asian="Nimbus Sans3" style:font-size-asian="24pt" style:language-asian="zh" style:country-asian="CN" style:font-name-complex="Nimbus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3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6T19:33:22.753865849</meta:creation-date>
    <dc:date>2019-07-08T19:31:15.189509720</dc:date>
    <meta:editing-duration>PT18M12S</meta:editing-duration>
    <meta:editing-cycles>5</meta:editing-cycles>
    <meta:generator>LibreOffice/6.2.4.2.0$Linux_X86_64 LibreOffice_project/20$Build-2</meta:generator>
    <meta:document-statistic meta:object-count="43"/>
  </office:meta>
</office:document-meta>
</file>